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153c" officeooo:paragraph-rsid="0022153c"/>
    </style:style>
    <style:style style:name="P2" style:family="paragraph" style:parent-style-name="Standard">
      <style:text-properties officeooo:paragraph-rsid="0027abf2"/>
    </style:style>
    <style:style style:name="P3" style:family="paragraph" style:parent-style-name="Standard">
      <style:text-properties officeooo:rsid="002c44d8" officeooo:paragraph-rsid="002c44d8"/>
    </style:style>
    <style:style style:name="P4" style:family="paragraph" style:parent-style-name="Standard">
      <style:text-properties officeooo:paragraph-rsid="002c44d8"/>
    </style:style>
    <style:style style:name="P5" style:family="paragraph" style:parent-style-name="Standard">
      <style:text-properties officeooo:paragraph-rsid="002f9d54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" style:family="paragraph" style:parent-style-name="Preformatted_20_Text">
      <style:text-properties officeooo:paragraph-rsid="002abab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32e14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5" style:family="paragraph" style:parent-style-name="Standard">
      <style:text-properties fo:color="#008080" style:font-name="Monospace" fo:font-size="10pt" officeooo:rsid="002c44d8" officeooo:paragraph-rsid="002c44d8" style:font-size-asian="10pt"/>
    </style:style>
    <style:style style:name="P16" style:family="paragraph" style:parent-style-name="Standard">
      <style:text-properties fo:color="#000000" style:font-name="Monospace" fo:font-size="10pt" officeooo:rsid="002c44d8" officeooo:paragraph-rsid="002c44d8" style:font-size-asian="10pt"/>
    </style:style>
    <style:style style:name="P17" style:family="paragraph" style:parent-style-name="Standard">
      <style:text-properties style:use-window-font-color="true" style:font-name="Monospace" fo:font-size="10pt" officeooo:rsid="002f9d54" officeooo:paragraph-rsid="002f9d54" style:font-size-asian="10pt"/>
    </style:style>
    <style:style style:name="P18" style:family="paragraph" style:parent-style-name="Standard">
      <style:text-properties officeooo:paragraph-rsid="002f9d54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22153c"/>
    </style:style>
    <style:style style:name="T2" style:family="text">
      <style:text-properties officeooo:rsid="002594a1"/>
    </style:style>
    <style:style style:name="T3" style:family="text">
      <style:text-properties officeooo:rsid="00294cff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2a00ff" style:font-name="Monospace" fo:font-size="10pt" fo:font-style="italic" style:font-size-asian="10pt" style:font-style-asian="italic"/>
    </style:style>
    <style:style style:name="T7" style:family="text">
      <style:text-properties officeooo:rsid="002ababe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7f0055" style:font-name="Monospace" fo:font-size="10pt" fo:font-weight="bold" officeooo:rsid="00341649" style:font-size-asian="10pt" style:font-weight-asian="bold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5" style:family="text">
      <style:text-properties fo:color="#0000c0" style:font-name="Monospace" fo:font-size="10pt" fo:font-style="italic" style:font-size-asian="10pt" style:font-style-asian="italic"/>
    </style:style>
    <style:style style:name="T16" style:family="text">
      <style:text-properties fo:color="#0000c0" style:font-name="Monospace" fo:font-size="10pt" fo:font-style="italic" style:font-size-asian="10pt" style:font-style-asian="italic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fo:color="#3f7f5f" style:font-name="Monospace" fo:font-size="10pt" style:font-size-asian="10pt"/>
    </style:style>
    <style:style style:name="T2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7f9fbf" style:font-name="Monospace" fo:font-size="10pt" fo:font-weight="bold" style:font-size-asian="10pt" style:font-weight-asian="bold"/>
    </style:style>
    <style:style style:name="T25" style:family="text">
      <style:text-properties fo:color="#7f9fbf" style:font-name="Monospace" fo:font-size="10pt" fo:font-weight="bold" style:font-size-asian="10pt" style:font-weight-asian="bold"/>
    </style:style>
    <style:style style:name="T26" style:family="text">
      <style:text-properties fo:color="#008080" style:font-name="Monospace" fo:font-size="10pt" style:font-size-asian="10pt"/>
    </style:style>
    <style:style style:name="T27" style:family="text">
      <style:text-properties fo:color="#008080" style:font-name="Monospace" fo:font-size="10pt" officeooo:rsid="002c44d8" style:font-size-asian="10pt"/>
    </style:style>
    <style:style style:name="T28" style:family="text">
      <style:text-properties fo:color="#3f7f7f"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fo:color="#7f007f" style:font-name="Monospace" fo:font-size="10pt" style:font-size-asian="10pt"/>
    </style:style>
    <style:style style:name="T31" style:family="text">
      <style:text-properties fo:color="#3c3c3c" style:font-name="Monospace" fo:font-size="10pt" style:font-size-asian="10pt"/>
    </style:style>
    <style:style style:name="T32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3f5fbf" style:font-name="Monospace" fo:font-size="10pt" style:font-size-asian="10pt"/>
    </style:style>
    <style:style style:name="T34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35" style:family="text">
      <style:text-properties style:use-window-font-color="true" style:font-name="Monospace" fo:font-size="10pt" style:font-size-asian="10pt"/>
    </style:style>
    <style:style style:name="T36" style:family="text">
      <style:text-properties style:use-window-font-color="true" style:font-name="Monospace" fo:font-size="10pt" officeooo:rsid="002f9d54" style:font-size-asian="10pt"/>
    </style:style>
    <style:style style:name="T37" style:family="text">
      <style:text-properties style:use-window-font-color="true" style:font-name="Monospace" fo:font-size="10pt" officeooo:rsid="0031d44c" style:font-size-asian="10pt"/>
    </style:style>
    <style:style style:name="T38" style:family="text">
      <style:text-properties style:use-window-font-color="true" style:font-name="Monospace" fo:font-size="10pt" officeooo:rsid="0032e14e" style:font-size-asian="10pt"/>
    </style:style>
    <style:style style:name="T39" style:family="text">
      <style:text-properties style:use-window-font-color="true" style:font-name="Monospace" fo:font-size="10pt" officeooo:rsid="00341649" style:font-size-asian="10pt"/>
    </style:style>
    <style:style style:name="T40" style:family="text">
      <style:text-properties style:use-window-font-color="true" fo:font-size="10pt" officeooo:rsid="0031d44c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连接池</text:p>
      <text:p text:style-name="P1"><text:tab/>一、JDBC 和 DBCP的比较（纯个人感受）</text:p>
      <text:p text:style-name="P1"><text:tab/>使用JDBC连接数据库，每次到都需要手工创建连接，并且访问一次数据库就要创建一个连接，dbcp访问，连接隐藏，只需要获取连接，就行，初始化连接数量，可以从池中获得，连接，超出之后回创建连接。这一方面减轻工作，另一方面可提升性能。</text:p>
      <text:p text:style-name="P1"><text:tab/>DBCP很多web服务器基本都有实现连接池。一般称为DataSource数据源，数据源包含蓝数据连接池的实现。还有一些开源组织也有数据源的实现：</text:p>
      <text:p text:style-name="P1"><text:tab/>DBCP 、C<text:span text:style-name="T2">3P0、Tomcat内置连接池</text:span></text:p>
      <text:p text:style-name="P1"><text:tab/>二、各个连接池的实现</text:p>
      <text:p text:style-name="P1"><text:tab/>DBCP ：</text:p>
      <text:p text:style-name="P2"><text:span text:style-name="T1"><text:tab/></text:span>commons-dbcp-1.4.jar：连接池的实现。 </text:p>
      <text:p text:style-name="P2"><text:tab/>commons-pool-1.6.jar：连接池实现的依赖库。 </text:p>
      <text:p text:style-name="P2"><text:tab/>创建相关的资源文件：dbcp.<text:span text:style-name="T3">config</text:span></text:p>
      <text:p text:style-name="P2"><text:tab/><text:span text:style-name="Source_20_Text">#连接设置</text:span></text:p>
      <text:p text:style-name="Preformatted_20_Text"><text:span text:style-name="Source_20_Text">driverClassName=com.mysql.jdbc.Driver</text:span></text:p>
      <text:p text:style-name="P9"><text:span text:style-name="Source_20_Text">url=</text:span><text:span text:style-name="Source_20_Text"><text:span text:style-name="T7">jdbc:mysql://localhost:3306/test?useSSL=true&amp;useUnicode=true&amp;characterEncoding=UTF-8</text:span></text:span></text:p>
      <text:p text:style-name="Preformatted_20_Text"><text:span text:style-name="Source_20_Text">username=</text:span><text:span text:style-name="Source_20_Text"><text:span text:style-name="T7">lxj</text:span></text:span></text:p>
      <text:p text:style-name="Preformatted_20_Text"><text:span text:style-name="Source_20_Text">password=</text:span><text:span text:style-name="Source_20_Text"><text:span text:style-name="T7">123456</text:span></text:span></text:p>
      <text:p text:style-name="Preformatted_20_Text"/>
      <text:p text:style-name="Preformatted_20_Text"><text:span text:style-name="Source_20_Text">#&lt;!-- 初始化连接 --&gt;</text:span></text:p>
      <text:p text:style-name="Preformatted_20_Text"><text:span text:style-name="Source_20_Text">initialSize=10</text:span></text:p>
      <text:p text:style-name="Preformatted_20_Text"/>
      <text:p text:style-name="Preformatted_20_Text"><text:span text:style-name="Source_20_Text">#最大连接数量</text:span></text:p>
      <text:p text:style-name="Preformatted_20_Text"><text:span text:style-name="Source_20_Text">maxActive=50</text:span></text:p>
      <text:p text:style-name="Preformatted_20_Text"/>
      <text:p text:style-name="Preformatted_20_Text"><text:span text:style-name="Source_20_Text">#&lt;!-- 最大空闲连接 --&gt;</text:span></text:p>
      <text:p text:style-name="Preformatted_20_Text"><text:span text:style-name="Source_20_Text">maxIdle=20</text:span></text:p>
      <text:p text:style-name="Preformatted_20_Text"/>
      <text:p text:style-name="Preformatted_20_Text"><text:span text:style-name="Source_20_Text">#&lt;!-- 最小空闲连接 --&gt;</text:span></text:p>
      <text:p text:style-name="Preformatted_20_Text"><text:span text:style-name="Source_20_Text">minIdle=5</text:span></text:p>
      <text:p text:style-name="Preformatted_20_Text"/>
      <text:p text:style-name="Preformatted_20_Text"><text:span text:style-name="Source_20_Text">#&lt;!-- 超时等待时间以毫秒为单位 6000毫秒/1000等于60秒 --&gt;</text:span></text:p>
      <text:p text:style-name="Preformatted_20_Text"><text:span text:style-name="Source_20_Text">maxWait=60000</text:span></text:p>
      <text:p text:style-name="Preformatted_20_Text"/>
      <text:p text:style-name="Preformatted_20_Text"/>
      <text:p text:style-name="Preformatted_20_Text"><text:span text:style-name="Source_20_Text">#JDBC驱动建立连接时附带的连接属性属性的格式必须为这样：[属性名=property;] </text:span></text:p>
      <text:p text:style-name="Preformatted_20_Text"><text:span text:style-name="Source_20_Text">#注意："user" 与 "password" 两个属性会被明确地传递，因此这里不需要包含他们。</text:span></text:p>
      <text:p text:style-name="Preformatted_20_Text"><text:span text:style-name="Source_20_Text">connectionProperties=useUnicode=true;characterEncoding=utf8</text:span></text:p>
      <text:p text:style-name="Preformatted_20_Text"/>
      <text:p text:style-name="Preformatted_20_Text"><text:span text:style-name="Source_20_Text">#指定由连接池所创建的连接的自动提交（auto-commit）状态。</text:span></text:p>
      <text:p text:style-name="Preformatted_20_Text"><text:span text:style-name="Source_20_Text">defaultAutoCommit=true</text:span></text:p>
      <text:p text:style-name="Preformatted_20_Text"/>
      <text:p text:style-name="Preformatted_20_Text"><text:span text:style-name="Source_20_Text">#driver default 指定由连接池所创建的连接的只读（read-only）状态。</text:span></text:p>
      <text:p text:style-name="Preformatted_20_Text"><text:span text:style-name="Source_20_Text">#如果没有设置该值，则“setReadOnly”方法将不被调用。（某些驱动并不支持只读模式，如：Informix）</text:span></text:p>
      <text:p text:style-name="Preformatted_20_Text"><text:span text:style-name="Source_20_Text">defaultReadOnly=</text:span></text:p>
      <text:p text:style-name="Preformatted_20_Text"/>
      <text:p text:style-name="Preformatted_20_Text"><text:span text:style-name="Source_20_Text">#driver default 指定由连接池所创建的连接的事务级别（TransactionIsolation）。</text:span></text:p>
      <text:p text:style-name="Preformatted_20_Text"><text:span text:style-name="Source_20_Text">#可用值为下列之一：（详情可见javadoc。）NONE,READ_UNCOMMITTED, READ_COMMITTED, REPEATABLE_READ, SERIALIZABLE</text:span></text:p>
      <text:p text:style-name="P10"><text:span text:style-name="Source_20_Text">defaultTransactionIsolation=READ_COMMITTED</text:span></text:p>
      <text:p text:style-name="P2"><text:span text:style-name="T8">public</text:span><text:span text:style-name="T11"> </text:span><text:span text:style-name="T8">class</text:span><text:span text:style-name="T11"> DbcpUtils {</text:span></text:p>
      <text:p text:style-name="P6"><text:span text:style-name="T11"><text:tab/></text:span><text:span text:style-name="T8">private</text:span><text:span text:style-name="T11"> </text:span><text:span text:style-name="T8">static</text:span><text:span text:style-name="T11"> javax.sql.DataSource </text:span><text:span text:style-name="T15">ds</text:span><text:span text:style-name="T11"> = </text:span><text:span text:style-name="T8">null</text:span><text:span text:style-name="T11">;</text:span></text:p>
      <text:p text:style-name="P6"><text:span text:style-name="T11"><text:tab/></text:span><text:span text:style-name="T8">static</text:span><text:span text:style-name="T11"> {</text:span></text:p>
      <text:p text:style-name="P6"><text:span text:style-name="T11"><text:tab/><text:tab/></text:span><text:span text:style-name="T8">try</text:span><text:span text:style-name="T11"> {</text:span></text:p>
      <text:p text:style-name="P6"><text:soft-page-break/><text:span text:style-name="T11"><text:tab/><text:tab/><text:tab/>Properties <text:s/></text:span><text:span text:style-name="T17">props</text:span><text:span text:style-name="T11"> = </text:span><text:span text:style-name="T8">new</text:span><text:span text:style-name="T11"> Properties();</text:span></text:p>
      <text:p text:style-name="P6"><text:span text:style-name="T11"><text:tab/><text:tab/><text:tab/></text:span><text:span text:style-name="T17">props</text:span><text:span text:style-name="T11">.load(DbcpUtils.</text:span><text:span text:style-name="T8">class</text:span><text:span text:style-name="T11">.getClassLoader().getResourceAsStream(</text:span><text:span text:style-name="T4">"dbcp.properties"</text:span><text:span text:style-name="T11">));</text:span></text:p>
      <text:p text:style-name="P6"><text:span text:style-name="T11"><text:tab/><text:tab/><text:tab/>BasicDataSourceFactory </text:span><text:span text:style-name="T17">factory</text:span><text:span text:style-name="T11"> = </text:span><text:span text:style-name="T8">new</text:span><text:span text:style-name="T11"> BasicDataSourceFactory();</text:span></text:p>
      <text:p text:style-name="P6"><text:span text:style-name="T11"><text:tab/><text:tab/><text:tab/></text:span><text:span text:style-name="T15">ds</text:span><text:span text:style-name="T11"> = </text:span><text:span text:style-name="T19">factory</text:span><text:span text:style-name="T13">.</text:span><text:span text:style-name="T14">createDataSource</text:span><text:span text:style-name="T13">(</text:span><text:span text:style-name="T19">props</text:span><text:span text:style-name="T13">)</text:span><text:span text:style-name="T11">;</text:span></text:p>
      <text:p text:style-name="P6"><text:span text:style-name="T11"><text:tab/><text:tab/>} </text:span><text:span text:style-name="T8">catch</text:span><text:span text:style-name="T11"> (IOException </text:span><text:span text:style-name="T17">e</text:span><text:span text:style-name="T11">) {</text:span></text:p>
      <text:p text:style-name="P6"><text:span text:style-name="T11"><text:tab/><text:tab/><text:tab/></text:span><text:span text:style-name="T20">// </text:span><text:span text:style-name="T24">TODO</text:span><text:span text:style-name="T20"> Auto-generated catch block</text:span></text:p>
      <text:p text:style-name="P6"><text:span text:style-name="T11"><text:tab/><text:tab/><text:tab/></text:span><text:span text:style-name="T17">e</text:span><text:span text:style-name="T11">.printStackTrace();</text:span></text:p>
      <text:p text:style-name="P6"><text:span text:style-name="T11"><text:tab/><text:tab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tab/><text:tab/><text:tab/></text:span><text:span text:style-name="T20">// </text:span><text:span text:style-name="T24">TODO</text:span><text:span text:style-name="T20"> Auto-generated catch block</text:span></text:p>
      <text:p text:style-name="P6"><text:span text:style-name="T11"><text:tab/><text:tab/><text:tab/></text:span><text:span text:style-name="T17">e</text:span><text:span text:style-name="T11">.printStackTrace();</text:span></text:p>
      <text:p text:style-name="P8"><text:tab/><text:tab/>}</text:p>
      <text:p text:style-name="P8"><text:tab/>}</text:p>
      <text:p text:style-name="P6"><text:span text:style-name="T11"><text:tab/></text:span><text:span text:style-name="T8">public</text:span><text:span text:style-name="T11"> </text:span><text:span text:style-name="T8">static</text:span><text:span text:style-name="T11"> Connection getConnection() </text:span><text:span text:style-name="T8">throws</text:span><text:span text:style-name="T11"> SQLException {</text:span></text:p>
      <text:p text:style-name="P6"><text:span text:style-name="T11"><text:s text:c="8"/></text:span><text:span text:style-name="T8">return</text:span><text:span text:style-name="T11"> </text:span><text:span text:style-name="T15">ds</text:span><text:span text:style-name="T11">.getConnection(); </text:span><text:span text:style-name="T20">// 不会将真正的MySQL驱动返回的Connection返回给你</text:span></text:p>
      <text:p text:style-name="P8"><text:s text:c="4"/>}</text:p>
      <text:p text:style-name="P6"><text:span text:style-name="T11"><text:s text:c="4"/></text:span><text:span text:style-name="T8">public</text:span><text:span text:style-name="T11"> </text:span><text:span text:style-name="T8">static</text:span><text:span text:style-name="T11"> </text:span><text:span text:style-name="T8">void</text:span><text:span text:style-name="T11"> release(Connection </text:span><text:span text:style-name="T17">conn</text:span><text:span text:style-name="T11">, Statement </text:span><text:span text:style-name="T17">st</text:span><text:span text:style-name="T11">, ResultSet </text:span><text:span text:style-name="T17">rs</text:span><text:span text:style-name="T11">) {</text:span></text:p>
      <text:p text:style-name="P7"/>
      <text:p text:style-name="P6"><text:span text:style-name="T11"><text:s text:c="8"/></text:span><text:span text:style-name="T8">if</text:span><text:span text:style-name="T11"> (</text:span><text:span text:style-name="T17">rs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rs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6"><text:span text:style-name="T11"><text:s text:c="12"/></text:span><text:span text:style-name="T17">rs</text:span><text:span text:style-name="T11"> = </text:span><text:span text:style-name="T8">null</text:span><text:span text:style-name="T11">; </text:span><text:span text:style-name="T20">// 假设</text:span><text:span text:style-name="T22">rs</text:span><text:span text:style-name="T20">对象没有释放，将其置为null，该对象就变成垃圾，由Java垃圾回收器回收</text:span></text:p>
      <text:p text:style-name="P8"><text:s text:c="8"/>}</text:p>
      <text:p text:style-name="P6"><text:span text:style-name="T11"><text:s text:c="8"/></text:span><text:span text:style-name="T8">if</text:span><text:span text:style-name="T11"> (</text:span><text:span text:style-name="T17">st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st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6"><text:span text:style-name="T11"><text:s text:c="12"/></text:span><text:span text:style-name="T17">st</text:span><text:span text:style-name="T11"> = </text:span><text:span text:style-name="T8">null</text:span><text:span text:style-name="T11">;</text:span></text:p>
      <text:p text:style-name="P8"><text:s text:c="8"/>}</text:p>
      <text:p text:style-name="P6"><text:span text:style-name="T11"><text:s text:c="8"/></text:span><text:span text:style-name="T8">if</text:span><text:span text:style-name="T11"> (</text:span><text:span text:style-name="T17">conn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conn</text:span><text:span text:style-name="T11">.close();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8"><text:s text:c="8"/>}</text:p>
      <text:p text:style-name="P7"/>
      <text:p text:style-name="P8"><text:s text:c="4"/>}</text:p>
      <text:p text:style-name="P8">}</text:p>
      <text:p text:style-name="P3">2、C3P0学习</text:p>
      <text:p text:style-name="P3"><text:tab/>首先，有两种方式可以实现配置数据源，一种代码实现，一种是结合JNDI实现的，两种方式中推荐的是第二种，可以解耦，易于维护。C3P0的配置文件名必须是c3p0-config.xml，具体内容如下：</text:p>
      <text:p text:style-name="P3"><text:span text:style-name="T26">&lt;?</text:span><text:span text:style-name="T28">xml</text:span><text:span text:style-name="T29"> </text:span><text:span text:style-name="T30">version</text:span><text:span text:style-name="T31">=</text:span><text:span text:style-name="T6">"1.0"</text:span><text:span text:style-name="T29"> </text:span><text:span text:style-name="T30">encoding</text:span><text:span text:style-name="T31">=</text:span><text:span text:style-name="T6">"UTF-8"</text:span><text:span text:style-name="T26">?&gt;</text:span></text:p>
      <text:p text:style-name="P6"><text:span text:style-name="T26">&lt;</text:span><text:span text:style-name="T28">c3p0-config</text:span><text:span text:style-name="T26">&gt;</text:span></text:p>
      <text:p text:style-name="P6"><text:span text:style-name="T31"><text:s text:c="4"/></text:span><text:span text:style-name="T33">&lt;!-- </text:span></text:p>
      <text:p text:style-name="P12"><text:soft-page-break/><text:s text:c="8"/>C3P0的缺省(默认)配置， </text:p>
      <text:p text:style-name="P6"><text:span text:style-name="T33"><text:s text:c="8"/>如果在代码中“ComboPooledDataSource </text:span><text:span text:style-name="T34">ds</text:span><text:span text:style-name="T33"> = new ComboPooledDataSource();”这样写就表示使用的是C3P0的缺省(默认)配置信息来创建数据源</text:span></text:p>
      <text:p text:style-name="P12"><text:s text:c="4"/>--&gt;</text:p>
      <text:p text:style-name="P6"><text:span text:style-name="T31"><text:s text:c="4"/></text:span><text:span text:style-name="T26">&lt;</text:span><text:span text:style-name="T28">default-config</text:span><text:span text:style-name="T26">&gt;</text:span></text:p>
      <text:p text:style-name="P6"><text:span text:style-name="T31"><text:s text:c="11"/></text:span><text:span text:style-name="T33">&lt;!-- C3P0的属性：driverClass --&gt;</text:span><text:span text:style-name="T31"> <text:s text:c="4"/>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driverClass"</text:span><text:span text:style-name="T26">&gt;</text:span><text:span text:style-name="T31">com.mysql.jdbc.Driver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jdbcUrl"</text:span><text:span text:style-name="T26">&gt;</text:span></text:p>
      <text:p text:style-name="P6"><text:span text:style-name="T31"><text:s text:c="8"/></text:span><text:span text:style-name="T33">&lt;!-- 如果使用;分割的话提示你不对，只能是用&amp;才能正常的连接 --&gt;</text:span></text:p>
      <text:p text:style-name="P6"><text:span text:style-name="T31"><text:s text:c="8"/><text:tab/></text:span><text:span text:style-name="T26">&lt;![CDATA[</text:span></text:p>
      <text:p text:style-name="P8"><text:s text:c="8"/><text:tab/><text:tab/>jdbc:mysql://localhost:3306/test?useSSL=true&amp;useUnicode=true&amp;characterEncoding=UTF8</text:p>
      <text:p text:style-name="P6"><text:span text:style-name="T11"><text:s text:c="8"/><text:tab/></text:span><text:span text:style-name="T26">]]&gt;</text:span></text:p>
      <text:p text:style-name="P6"><text:span text:style-name="T31"><text:s text:c="8"/><text:tab/>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user"</text:span><text:span text:style-name="T26">&gt;</text:span><text:span text:style-name="T32">lxj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password"</text:span><text:span text:style-name="T26">&gt;</text:span><text:span text:style-name="T31">123456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initialPoolSize"</text:span><text:span text:style-name="T26">&gt;</text:span><text:span text:style-name="T31">1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IdleTime"</text:span><text:span text:style-name="T26">&gt;</text:span><text:span text:style-name="T31">30</text:span><text:span text:style-name="T26">&lt;/</text:span><text:span text:style-name="T28">property</text:span><text:span text:style-name="T26">&gt;</text:span><text:span text:style-name="T31"> </text:span><text:span text:style-name="T33">&lt;!-- 最大空闲时间 --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PoolSize"</text:span><text:span text:style-name="T26">&gt;</text:span><text:span text:style-name="T31">2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inPoolSize"</text:span><text:span text:style-name="T26">&gt;</text:span><text:span text:style-name="T31">1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Statements"</text:span><text:span text:style-name="T26">&gt;</text:span><text:span text:style-name="T31">200</text:span><text:span text:style-name="T26">&lt;/</text:span><text:span text:style-name="T28">property</text:span><text:span text:style-name="T26">&gt;</text:span></text:p>
      <text:p text:style-name="P6"><text:span text:style-name="T31"><text:s text:c="4"/></text:span><text:span text:style-name="T26">&lt;/</text:span><text:span text:style-name="T28">default-config</text:span><text:span text:style-name="T26">&gt;</text:span></text:p>
      <text:p text:style-name="P6"><text:span text:style-name="T31"><text:s text:c="4"/></text:span><text:span text:style-name="T33">&lt;!-- </text:span></text:p>
      <text:p text:style-name="P12"><text:s text:c="8"/>C3P0的命名配置，</text:p>
      <text:p text:style-name="P6"><text:span text:style-name="T33"><text:s text:c="8"/>如果在代码中“ComboPooledDataSource </text:span><text:span text:style-name="T34">ds</text:span><text:span text:style-name="T33"> = new ComboPooledDataSource("</text:span><text:span text:style-name="T34">mysql</text:span><text:span text:style-name="T33">");”这样写就表示使用的是name是</text:span><text:span text:style-name="T34">mysql</text:span><text:span text:style-name="T33">的配置信息来创建数据源</text:span></text:p>
      <text:p text:style-name="P12"><text:s text:c="4"/>--&gt;</text:p>
      <text:p text:style-name="P6"><text:span text:style-name="T31"><text:s text:c="4"/></text:span><text:span text:style-name="T26">&lt;</text:span><text:span text:style-name="T28">named-config</text:span><text:span text:style-name="T29"> </text:span><text:span text:style-name="T30">name</text:span><text:span text:style-name="T31">=</text:span><text:span text:style-name="T6">"mysql"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acquireIncrement"</text:span><text:span text:style-name="T26">&gt;</text:span><text:span text:style-name="T31">5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initialPoolSize"</text:span><text:span text:style-name="T26">&gt;</text:span><text:span text:style-name="T31">10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inPoolSize"</text:span><text:span text:style-name="T26">&gt;</text:span><text:span text:style-name="T31">5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PoolSize"</text:span><text:span text:style-name="T26">&gt;</text:span><text:span text:style-name="T31">1000</text:span><text:span text:style-name="T26">&lt;/</text:span><text:span text:style-name="T28">property</text:span><text:span text:style-name="T26">&gt;</text:span><text:span text:style-name="T31"> </text:span><text:span text:style-name="T33">&lt;!-- intergalactoApp adopts a different approach to configuring statement </text:span></text:p>
      <text:p text:style-name="P12"><text:s text:c="12"/>caching --&gt;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Statements"</text:span><text:span text:style-name="T26">&gt;</text:span><text:span text:style-name="T31">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StatementsPerConnection"</text:span><text:span text:style-name="T26">&gt;</text:span><text:span text:style-name="T31">5</text:span><text:span text:style-name="T26">&lt;/</text:span><text:span text:style-name="T28">property</text:span><text:span text:style-name="T26">&gt;</text:span><text:span text:style-name="T31"> </text:span><text:span text:style-name="T33">&lt;!-- he's important, but there's only one of him --&gt;</text:span></text:p>
      <text:p text:style-name="P6"><text:span text:style-name="T31"><text:s text:c="4"/></text:span><text:span text:style-name="T26">&lt;/</text:span><text:span text:style-name="T28">named-config</text:span><text:span text:style-name="T26">&gt;</text:span></text:p>
      <text:p text:style-name="P7"/>
      <text:p text:style-name="P6"><text:span text:style-name="T31"><text:s text:c="4"/></text:span><text:span text:style-name="T26">&lt;</text:span><text:span text:style-name="T28">named-config</text:span><text:span text:style-name="T29"> </text:span><text:span text:style-name="T30">name</text:span><text:span text:style-name="T31">=</text:span><text:span text:style-name="T6">"oracle"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acquireIncrement"</text:span><text:span text:style-name="T26">&gt;</text:span><text:span text:style-name="T31">5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initialPoolSize"</text:span><text:span text:style-name="T26">&gt;</text:span><text:span text:style-name="T31">10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inPoolSize"</text:span><text:span text:style-name="T26">&gt;</text:span><text:span text:style-name="T31">5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PoolSize"</text:span><text:span text:style-name="T26">&gt;</text:span><text:span text:style-name="T31">1000</text:span><text:span text:style-name="T26">&lt;/</text:span><text:span text:style-name="T28">property</text:span><text:span text:style-name="T26">&gt;</text:span><text:span text:style-name="T31"> </text:span><text:span text:style-name="T33">&lt;!-- intergalactoApp adopts a different approach to configuring statement </text:span></text:p>
      <text:p text:style-name="P12"><text:s text:c="12"/>caching --&gt;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Statements"</text:span><text:span text:style-name="T26">&gt;</text:span><text:span text:style-name="T31">0</text:span><text:span text:style-name="T26">&lt;/</text:span><text:span text:style-name="T28">property</text:span><text:span text:style-name="T26">&gt;</text:span></text:p>
      <text:p text:style-name="P6"><text:span text:style-name="T31"><text:s text:c="8"/></text:span><text:span text:style-name="T26">&lt;</text:span><text:span text:style-name="T28">property</text:span><text:span text:style-name="T29"> </text:span><text:span text:style-name="T30">name</text:span><text:span text:style-name="T31">=</text:span><text:span text:style-name="T6">"maxStatementsPerConnection"</text:span><text:span text:style-name="T26">&gt;</text:span><text:span text:style-name="T31">5</text:span><text:span text:style-name="T26">&lt;/</text:span><text:span text:style-name="T28">property</text:span><text:span text:style-name="T26">&gt;</text:span><text:span text:style-name="T31"> </text:span><text:span text:style-name="T33">&lt;!-- he's important, but there's only one of him --&gt;</text:span></text:p>
      <text:p text:style-name="P6"><text:span text:style-name="T31"><text:s text:c="4"/></text:span><text:span text:style-name="T26">&lt;/</text:span><text:span text:style-name="T28">named-config</text:span><text:span text:style-name="T26">&gt;</text:span></text:p>
      <text:p text:style-name="P3"><text:soft-page-break/><text:span text:style-name="T26">&lt;/</text:span><text:span text:style-name="T28">c3p0-config</text:span><text:span text:style-name="T26">&gt;</text:span></text:p>
      <text:p text:style-name="P15"/>
      <text:p text:style-name="P15">数据源创建代码如下：</text:p>
      <text:p text:style-name="P4"><text:span text:style-name="T27"><text:tab/></text:span><text:span text:style-name="T8">public</text:span><text:span text:style-name="T11"> </text:span><text:span text:style-name="T8">static</text:span><text:span text:style-name="T11"> ComboPooledDataSource </text:span><text:span text:style-name="T15">ds</text:span><text:span text:style-name="T11"> = </text:span><text:span text:style-name="T8">null</text:span><text:span text:style-name="T11">;</text:span></text:p>
      <text:p text:style-name="P8"><text:tab/></text:p>
      <text:p text:style-name="P6"><text:span text:style-name="T11"><text:tab/></text:span><text:span text:style-name="T20">// 静态代码块只执行一次，因为静态代码块在类加载时执行，类永远只加载一次</text:span></text:p>
      <text:p text:style-name="P6"><text:span text:style-name="T11"><text:s text:c="4"/></text:span><text:span text:style-name="T8">static</text:span><text:span text:style-name="T11"> {</text:span></text:p>
      <text:p text:style-name="P6"><text:span text:style-name="T11"><text:s text:c="8"/></text:span><text:span text:style-name="T20">// 初始化连接池</text:span></text:p>
      <text:p text:style-name="P6"><text:span text:style-name="T11"><text:s text:c="8"/></text:span><text:span text:style-name="T8">try</text:span><text:span text:style-name="T11"> {</text:span></text:p>
      <text:p text:style-name="P6"><text:span text:style-name="T11"><text:s text:c="12"/></text:span><text:span text:style-name="T20">// 通过读取C3P0的</text:span><text:span text:style-name="T22">xml</text:span><text:span text:style-name="T20">配置文件创建数据源，C3P0的</text:span><text:span text:style-name="T22">xml</text:span><text:span text:style-name="T20">配置文件c3p0-config.xml必须放在</text:span><text:span text:style-name="T22">src</text:span><text:span text:style-name="T20">目录下</text:span></text:p>
      <text:p text:style-name="P6"><text:span text:style-name="T11"><text:s text:c="12"/></text:span><text:span text:style-name="T15">ds</text:span><text:span text:style-name="T11"> = </text:span><text:span text:style-name="T8">new</text:span><text:span text:style-name="T11"> ComboPooledDataSource(); </text:span><text:span text:style-name="T20">// 使用配置文件的缺省配置，配置文件名称必须是c3p0-config.xml</text:span></text:p>
      <text:p text:style-name="P7"/>
      <text:p text:style-name="P6"><text:span text:style-name="T11"><text:s text:c="12"/></text:span><text:span text:style-name="T20">// 通过代码创建C3P0数据库连接池</text:span></text:p>
      <text:p text:style-name="P6"><text:span text:style-name="T11"><text:s text:c="12"/></text:span><text:span text:style-name="T20">/*</text:span></text:p>
      <text:p text:style-name="P14"><text:s text:c="12"/>ds.setDriverClass("com.mysql.jdbc.Driver");</text:p>
      <text:p text:style-name="P6"><text:span text:style-name="T20"><text:s text:c="12"/>ds.setJdbcUrl("jdbc:mysql://</text:span><text:span text:style-name="T22">localhost</text:span><text:span text:style-name="T20">:3306/day16");</text:span></text:p>
      <text:p text:style-name="P14"><text:s text:c="12"/>ds.setUser("root");</text:p>
      <text:p text:style-name="P6"><text:span text:style-name="T20"><text:s text:c="12"/>ds.setPassword("</text:span><text:span text:style-name="T22">yezi</text:span><text:span text:style-name="T20">");</text:span></text:p>
      <text:p text:style-name="P14"><text:s text:c="12"/>ds.setMaxPoolSize(30);</text:p>
      <text:p text:style-name="P14"><text:s text:c="12"/>ds.setMinPoolSize(5);</text:p>
      <text:p text:style-name="P14"><text:s text:c="12"/>ds.setInitialPoolSize(10);</text:p>
      <text:p text:style-name="P14"><text:s text:c="12"/>*/</text:p>
      <text:p text:style-name="P6"><text:span text:style-name="T11"><text:s text:c="8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2"/></text:span><text:span text:style-name="T8">throw</text:span><text:span text:style-name="T11"> </text:span><text:span text:style-name="T8">new</text:span><text:span text:style-name="T11"> ExceptionInInitializerError(</text:span><text:span text:style-name="T17">e</text:span><text:span text:style-name="T11">);</text:span></text:p>
      <text:p text:style-name="P8"><text:s text:c="8"/>}</text:p>
      <text:p text:style-name="P8"><text:s text:c="4"/>}</text:p>
      <text:p text:style-name="P7"/>
      <text:p text:style-name="P6"><text:span text:style-name="T11"><text:s text:c="4"/></text:span><text:span text:style-name="T8">public</text:span><text:span text:style-name="T11"> </text:span><text:span text:style-name="T8">static</text:span><text:span text:style-name="T11"> Connection getConnection() </text:span><text:span text:style-name="T8">throws</text:span><text:span text:style-name="T11"> SQLException {</text:span></text:p>
      <text:p text:style-name="P6"><text:span text:style-name="T11"><text:s text:c="8"/></text:span><text:span text:style-name="T8">return</text:span><text:span text:style-name="T11"> </text:span><text:span text:style-name="T15">ds</text:span><text:span text:style-name="T11">.getConnection(); </text:span><text:span text:style-name="T20">// 不会将真正的MySQL驱动返回的Connection返回给你</text:span></text:p>
      <text:p text:style-name="P8"><text:s text:c="4"/>}</text:p>
      <text:p text:style-name="P7"/>
      <text:p text:style-name="P6"><text:span text:style-name="T11"><text:s text:c="4"/></text:span><text:span text:style-name="T8">public</text:span><text:span text:style-name="T11"> </text:span><text:span text:style-name="T8">static</text:span><text:span text:style-name="T11"> </text:span><text:span text:style-name="T8">void</text:span><text:span text:style-name="T11"> release(Connection </text:span><text:span text:style-name="T17">conn</text:span><text:span text:style-name="T11">, Statement </text:span><text:span text:style-name="T17">st</text:span><text:span text:style-name="T11">, ResultSet </text:span><text:span text:style-name="T17">rs</text:span><text:span text:style-name="T11">) {</text:span></text:p>
      <text:p text:style-name="P7"/>
      <text:p text:style-name="P6"><text:span text:style-name="T11"><text:s text:c="8"/></text:span><text:span text:style-name="T8">if</text:span><text:span text:style-name="T11"> (</text:span><text:span text:style-name="T17">rs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rs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6"><text:span text:style-name="T11"><text:s text:c="12"/></text:span><text:span text:style-name="T17">rs</text:span><text:span text:style-name="T11"> = </text:span><text:span text:style-name="T8">null</text:span><text:span text:style-name="T11">; </text:span><text:span text:style-name="T20">// 假设</text:span><text:span text:style-name="T22">rs</text:span><text:span text:style-name="T20">对象没有释放，将其置为null，该对象就变成垃圾，由Java垃圾回收器回收</text:span></text:p>
      <text:p text:style-name="P8"><text:s text:c="8"/>}</text:p>
      <text:p text:style-name="P6"><text:span text:style-name="T11"><text:s text:c="8"/></text:span><text:span text:style-name="T8">if</text:span><text:span text:style-name="T11"> (</text:span><text:span text:style-name="T17">st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st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6"><text:span text:style-name="T11"><text:s text:c="12"/></text:span><text:span text:style-name="T17">st</text:span><text:span text:style-name="T11"> = </text:span><text:span text:style-name="T8">null</text:span><text:span text:style-name="T11">;</text:span></text:p>
      <text:p text:style-name="P8"><text:soft-page-break/><text:s text:c="8"/>}</text:p>
      <text:p text:style-name="P6"><text:span text:style-name="T11"><text:s text:c="8"/></text:span><text:span text:style-name="T8">if</text:span><text:span text:style-name="T11"> (</text:span><text:span text:style-name="T17">conn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conn</text:span><text:span text:style-name="T11">.close();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8"><text:s text:c="12"/>}</text:p>
      <text:p text:style-name="P8"><text:s text:c="8"/>}</text:p>
      <text:p text:style-name="P7"/>
      <text:p text:style-name="P8"><text:s text:c="4"/>}</text:p>
      <text:p text:style-name="P16">}</text:p>
      <text:p text:style-name="P17">3、tomcat内置的数据源</text:p>
      <text:p text:style-name="P17"><text:tab/>我们有时候还会使用服务器提供给我们的数据库连接池，比如我们希望Tomcat服务器在启动的时候可以帮我们创建一个数据库连接池，那么我们在应用程序中就不需要手动去创建数据库连接池，直接使用Tomcat服务器创建好的数据库连接池即可。</text:p>
      <text:p text:style-name="P5"><text:span text:style-name="T36"><text:tab/></text:span><text:span text:style-name="T35">JNDI</text:span><text:span text:style-name="T36">-Java命名和目录接口，它可以把Java对象放在一个容器中（JNDI容器），并为容器中的java对象取一个名称，以后程序想获得Java对象，只需通过名称检索即可。其核心API为Context，它代表JNDI容器，其lookup方法为检索容器中对应名称的对象。 </text:span></text:p>
      <text:p text:style-name="P17"><text:tab/>配置tomcat数据源：</text:p>
      <text:p text:style-name="P5"><text:span text:style-name="T36"><text:tab/></text:span><text:span text:style-name="T37">1、webContent下的MATA-INF新建</text:span><text:span text:style-name="Strong_20_Emphasis"><text:span text:style-name="T37">context.xml文件。</text:span></text:span></text:p>
      <text:p text:style-name="P5"><text:span text:style-name="Strong_20_Emphasis"><text:span text:style-name="T37"><text:tab/></text:span></text:span><text:span text:style-name="Strong_20_Emphasis"><text:span text:style-name="Source_20_Text"><text:span text:style-name="T40">&lt;?xml version="1.0" encoding="UTF-8"?&gt;</text:span></text:span></text:span></text:p>
      <text:p text:style-name="Preformatted_20_Text"><text:span text:style-name="Source_20_Text"><text:tab/>&lt;Context&gt;</text:span></text:p>
      <text:p text:style-name="Preformatted_20_Text"><text:span text:style-name="Source_20_Text"><text:s text:c="5"/><text:tab/><text:tab/>&lt;Resource name="jdbc/EmployeeDB"</text:span></text:p>
      <text:p text:style-name="Preformatted_20_Text"><text:span text:style-name="Source_20_Text"><text:s text:c="12"/>auth="Container"</text:span></text:p>
      <text:p text:style-name="Preformatted_20_Text"><text:span text:style-name="Source_20_Text"><text:s text:c="12"/>type="javax.sql.DataSource"</text:span></text:p>
      <text:p text:style-name="Preformatted_20_Text"><text:span text:style-name="Source_20_Text"><text:s text:c="12"/>username="root"</text:span></text:p>
      <text:p text:style-name="Preformatted_20_Text"><text:span text:style-name="Source_20_Text"><text:s text:c="12"/>password="yezi"</text:span></text:p>
      <text:p text:style-name="Preformatted_20_Text"><text:span text:style-name="Source_20_Text"><text:s text:c="12"/>driverClassName="com.mysql.jdbc.Driver"</text:span></text:p>
      <text:p text:style-name="Preformatted_20_Text"><text:span text:style-name="Source_20_Text"><text:s text:c="12"/>url="jdbc:mysql://localhost:3306/day16"</text:span></text:p>
      <text:p text:style-name="Preformatted_20_Text"><text:span text:style-name="Source_20_Text"><text:s text:c="12"/>initialSize="10"</text:span></text:p>
      <text:p text:style-name="Preformatted_20_Text"><text:span text:style-name="Source_20_Text"><text:s text:c="12"/>maxActive="30"</text:span></text:p>
      <text:p text:style-name="Preformatted_20_Text"><text:span text:style-name="Source_20_Text"><text:s text:c="12"/>maxIdle="4"/&gt;</text:span></text:p>
      <text:p text:style-name="P11"><text:span text:style-name="Source_20_Text"><text:tab/>&lt;/Context&gt;</text:span></text:p>
      <text:p text:style-name="P5"><text:span text:style-name="Strong_20_Emphasis"><text:span text:style-name="T37"><text:tab/></text:span></text:span><text:span text:style-name="Strong_20_Emphasis"><text:span text:style-name="T38">2、将数据库驱动文件放入tomcat的lib之下</text:span></text:span></text:p>
      <text:p text:style-name="P5"><text:span text:style-name="Strong_20_Emphasis"><text:span text:style-name="T38"><text:tab/></text:span></text:span><text:span text:style-name="Strong_20_Emphasis"><text:span text:style-name="T39">3、程序</text:span></text:span></text:p>
      <text:p text:style-name="P5"><text:span text:style-name="Strong_20_Emphasis"><text:span text:style-name="T39"><text:tab/></text:span></text:span><text:span text:style-name="Strong_20_Emphasis"><text:span text:style-name="T10">private</text:span></text:span><text:span text:style-name="T11"> </text:span><text:span text:style-name="T8">static</text:span><text:span text:style-name="T11"> DataSource </text:span><text:span text:style-name="T15">ds</text:span><text:span text:style-name="T11"> = </text:span><text:span text:style-name="T8">null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8">static</text:span><text:span text:style-name="T11"> {</text:span></text:p>
      <text:p text:style-name="P6"><text:span text:style-name="T11"><text:tab/><text:tab/></text:span><text:span text:style-name="T8">try</text:span><text:span text:style-name="T11"> {</text:span></text:p>
      <text:p text:style-name="P6"><text:span text:style-name="T11"><text:tab/><text:tab/><text:tab/>Context </text:span><text:span text:style-name="T17">initctx</text:span><text:span text:style-name="T11"> = </text:span><text:span text:style-name="T8">new</text:span><text:span text:style-name="T11"> InitialContext();</text:span></text:p>
      <text:p text:style-name="P6"><text:span text:style-name="T11"><text:tab/><text:tab/><text:tab/>Context </text:span><text:span text:style-name="T17">envCtx</text:span><text:span text:style-name="T11"> = (Context) </text:span><text:span text:style-name="T17">initctx</text:span><text:span text:style-name="T11">.lookup(</text:span><text:span text:style-name="T4">"java:comp/env"</text:span><text:span text:style-name="T11">);</text:span></text:p>
      <text:p text:style-name="P6"><text:span text:style-name="T11"><text:tab/><text:tab/><text:tab/></text:span><text:span text:style-name="T15">ds</text:span><text:span text:style-name="T11"> = (DataSource) </text:span><text:span text:style-name="T17">envCtx</text:span><text:span text:style-name="T11">.lookup(</text:span><text:span text:style-name="T4">"jdbc/lxjDB"</text:span><text:span text:style-name="T11">);</text:span></text:p>
      <text:p text:style-name="P6"><text:span text:style-name="T11"><text:tab/><text:tab/>} </text:span><text:span text:style-name="T8">catch</text:span><text:span text:style-name="T11"> (NamingException </text:span><text:span text:style-name="T17">e</text:span><text:span text:style-name="T11">) {</text:span></text:p>
      <text:p text:style-name="P6"><text:span text:style-name="T11"><text:tab/><text:tab/><text:tab/></text:span><text:span text:style-name="T20">// </text:span><text:span text:style-name="T24">TODO</text:span><text:span text:style-name="T20"> Auto-generated catch block</text:span></text:p>
      <text:p text:style-name="P6"><text:span text:style-name="T11"><text:tab/><text:tab/><text:tab/></text:span><text:span text:style-name="T17">e</text:span><text:span text:style-name="T11">.printStackTrace();</text:span></text:p>
      <text:p text:style-name="P6"><text:span text:style-name="T11"><text:tab/><text:tab/>}</text:span></text:p>
      <text:p text:style-name="P6"><text:span text:style-name="T11"><text:tab/><text:tab/></text:span></text:p>
      <text:p text:style-name="P6"><text:span text:style-name="T11"><text:tab/>}</text:span></text:p>
      <text:p text:style-name="P6"><text:span text:style-name="T11"><text:tab/></text:span></text:p>
      <text:p text:style-name="P6"><text:span text:style-name="T11"><text:tab/></text:span><text:span text:style-name="T8">public</text:span><text:span text:style-name="T11"> </text:span><text:span text:style-name="T8">static</text:span><text:span text:style-name="T11"> Connection getConnection() </text:span><text:span text:style-name="T8">throws</text:span><text:span text:style-name="T11"> SQLException {</text:span></text:p>
      <text:p text:style-name="P6"><text:span text:style-name="T11"><text:s text:c="8"/></text:span><text:span text:style-name="T8">return</text:span><text:span text:style-name="T11"> </text:span><text:span text:style-name="T15">ds</text:span><text:span text:style-name="T11">.getConnection();</text:span></text:p>
      <text:p text:style-name="P6"><text:span text:style-name="T11"><text:s text:c="4"/>}</text:span></text:p>
      <text:p text:style-name="P6"><text:span text:style-name="T11"><text:tab/></text:span></text:p>
      <text:p text:style-name="P6"><text:span text:style-name="T11"><text:tab/></text:span><text:span text:style-name="T8">public</text:span><text:span text:style-name="T11"> </text:span><text:span text:style-name="T8">static</text:span><text:span text:style-name="T11"> </text:span><text:span text:style-name="T8">void</text:span><text:span text:style-name="T11"> release(Connection </text:span><text:span text:style-name="T17">conn</text:span><text:span text:style-name="T11">, Statement </text:span><text:span text:style-name="T17">st</text:span><text:span text:style-name="T11">, ResultSet </text:span><text:span text:style-name="T17">rs</text:span><text:span text:style-name="T11">) {</text:span></text:p>
      <text:p text:style-name="P7"><text:soft-page-break/></text:p>
      <text:p text:style-name="P6"><text:span text:style-name="T11"><text:s text:c="8"/></text:span><text:span text:style-name="T8">if</text:span><text:span text:style-name="T11"> (</text:span><text:span text:style-name="T17">rs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rs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6"><text:span text:style-name="T11"><text:s text:c="12"/>}</text:span></text:p>
      <text:p text:style-name="P6"><text:span text:style-name="T11"><text:s text:c="12"/></text:span><text:span text:style-name="T17">rs</text:span><text:span text:style-name="T11"> = </text:span><text:span text:style-name="T8">null</text:span><text:span text:style-name="T11">; </text:span><text:span text:style-name="T20">// 假设</text:span><text:span text:style-name="T22">rs</text:span><text:span text:style-name="T20">对象没有释放，将其置为null，该对象就变成垃圾，由Java垃圾回收器回收</text:span></text:p>
      <text:p text:style-name="P6"><text:span text:style-name="T11"><text:s text:c="8"/>}</text:span></text:p>
      <text:p text:style-name="P6"><text:span text:style-name="T11"><text:s text:c="8"/></text:span><text:span text:style-name="T8">if</text:span><text:span text:style-name="T11"> (</text:span><text:span text:style-name="T17">st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st</text:span><text:span text:style-name="T11">.close(); </text:span><text:span text:style-name="T20">// 假设throw异常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6"><text:span text:style-name="T11"><text:s text:c="12"/>}</text:span></text:p>
      <text:p text:style-name="P6"><text:span text:style-name="T11"><text:s text:c="12"/></text:span><text:span text:style-name="T17">st</text:span><text:span text:style-name="T11"> = </text:span><text:span text:style-name="T8">null</text:span><text:span text:style-name="T11">;</text:span></text:p>
      <text:p text:style-name="P6"><text:span text:style-name="T11"><text:s text:c="8"/>}</text:span></text:p>
      <text:p text:style-name="P6"><text:span text:style-name="T11"><text:s text:c="8"/></text:span><text:span text:style-name="T8">if</text:span><text:span text:style-name="T11"> (</text:span><text:span text:style-name="T17">conn</text:span><text:span text:style-name="T11">!=</text:span><text:span text:style-name="T8">null</text:span><text:span text:style-name="T11">) {</text:span></text:p>
      <text:p text:style-name="P6"><text:span text:style-name="T11"><text:s text:c="12"/></text:span><text:span text:style-name="T8">try</text:span><text:span text:style-name="T11"> {</text:span></text:p>
      <text:p text:style-name="P6"><text:span text:style-name="T11"><text:s text:c="16"/></text:span><text:span text:style-name="T17">conn</text:span><text:span text:style-name="T11">.close();</text:span></text:p>
      <text:p text:style-name="P6"><text:span text:style-name="T11"><text:s text:c="12"/>} </text:span><text:span text:style-name="T8">catch</text:span><text:span text:style-name="T11"> (Exception </text:span><text:span text:style-name="T17">e</text:span><text:span text:style-name="T11">) {</text:span></text:p>
      <text:p text:style-name="P6"><text:span text:style-name="T11"><text:s text:c="16"/></text:span><text:span text:style-name="T17">e</text:span><text:span text:style-name="T11">.printStackTrace(); </text:span><text:span text:style-name="T20">// 只需在后台记录异常</text:span></text:p>
      <text:p text:style-name="P6"><text:span text:style-name="T11"><text:s text:c="12"/>}</text:span></text:p>
      <text:p text:style-name="P6"><text:span text:style-name="T11"><text:s text:c="8"/>}</text:span></text:p>
      <text:p text:style-name="P7"/>
      <text:p text:style-name="P5"><text:span text:style-name="T11"><text:s text:c="4"/>}</text:span></text:p>
      <text:p text:style-name="P5"><text:span text:style-name="Strong_20_Emphasis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2:22:30.068831474</meta:creation-date>
    <meta:generator>LibreOffice/5.1.6.2$Linux_X86_64 LibreOffice_project/10m0$Build-2</meta:generator>
    <dc:date>2018-03-24T19:03:04.965655439</dc:date>
    <meta:editing-duration>PT49M43S</meta:editing-duration>
    <meta:editing-cycles>20</meta:editing-cycles>
    <meta:document-statistic meta:table-count="0" meta:image-count="0" meta:object-count="0" meta:page-count="6" meta:paragraph-count="244" meta:word-count="1828" meta:character-count="8254" meta:non-whitespace-character-count="6277"/>
  </office:meta>
</office:document-meta>
</file>